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line-height="150%"/>
      <style:text-properties style:font-name="Times New Roman" fo:font-size="12pt" style:font-size-asian="12pt"/>
    </style:style>
    <style:style style:name="P3" style:parent-style-name="Normal" style:family="paragraph">
      <style:paragraph-properties fo:line-height="150%"/>
      <style:text-properties style:font-name="Times New Roman" fo:font-weight="bold" style:font-weight-asian="bold" fo:font-size="26pt" style:font-size-asian="26pt"/>
    </style:style>
    <style:style style:name="P4" style:parent-style-name="Normal" style:family="paragraph">
      <style:paragraph-properties fo:line-height="150%"/>
    </style:style>
    <style:style style:name="T5" style:parent-style-name="DefaultParagraphFont" style:family="text">
      <style:text-properties style:font-name="Times New Roman" fo:font-weight="bold" style:font-weight-asian="bold"/>
    </style:style>
    <style:style style:name="T6" style:parent-style-name="DefaultParagraphFont" style:family="text">
      <style:text-properties style:font-name="Times New Roman"/>
    </style:style>
    <style:style style:name="P7" style:parent-style-name="Normal" style:family="paragraph">
      <style:paragraph-properties fo:line-height="150%"/>
    </style:style>
    <style:style style:name="T8" style:parent-style-name="DefaultParagraphFont" style:family="text">
      <style:text-properties style:font-name="Times New Roman" fo:font-weight="bold" style:font-weight-asian="bold"/>
    </style:style>
    <style:style style:name="T9" style:parent-style-name="DefaultParagraphFont" style:family="text">
      <style:text-properties style:font-name="Times New Roman"/>
    </style:style>
    <style:style style:name="P10" style:parent-style-name="Normal" style:family="paragraph">
      <style:paragraph-properties fo:line-height="150%"/>
    </style:style>
    <style:style style:name="T11" style:parent-style-name="DefaultParagraphFont" style:family="text">
      <style:text-properties style:font-name="Times New Roman" fo:font-style="italic" style:font-style-asian="italic"/>
    </style:style>
    <style:style style:name="T12" style:parent-style-name="DefaultParagraphFont" style:family="text">
      <style:text-properties style:font-name="Times New Roman" fo:font-style="italic" style:font-style-asian="italic"/>
    </style:style>
    <style:style style:name="P13" style:parent-style-name="Normal" style:family="paragraph">
      <style:paragraph-properties fo:line-height="150%"/>
    </style:style>
    <style:style style:name="T14" style:parent-style-name="DefaultParagraphFont" style:family="text">
      <style:text-properties style:font-name="Times New Roman" fo:font-weight="bold" style:font-weight-asian="bold"/>
    </style:style>
    <style:style style:name="P15" style:parent-style-name="Normal" style:family="paragraph">
      <style:paragraph-properties fo:line-height="150%"/>
      <style:text-properties style:font-name="Times New Roman" fo:font-weight="bold" style:font-weight-asian="bold"/>
    </style:style>
    <style:style style:name="P16" style:parent-style-name="Normal" style:family="paragraph">
      <style:paragraph-properties fo:line-height="150%"/>
    </style:style>
    <style:style style:name="T17" style:parent-style-name="DefaultParagraphFont" style:family="text">
      <style:text-properties style:font-name="Times New Roman" fo:font-weight="bold" style:font-weight-asian="bold"/>
    </style:style>
    <style:style style:name="T18" style:parent-style-name="DefaultParagraphFont" style:family="text">
      <style:text-properties style:font-name="Times New Roman"/>
    </style:style>
    <style:style style:name="T19" style:parent-style-name="DefaultParagraphFont" style:family="text">
      <style:text-properties style:font-name="Times New Roman"/>
    </style:style>
    <style:style style:name="T20" style:parent-style-name="DefaultParagraphFont" style:family="text">
      <style:text-properties style:font-name="Times New Roman"/>
    </style:style>
    <style:style style:name="P21" style:parent-style-name="Normal" style:family="paragraph">
      <style:paragraph-properties fo:line-height="150%"/>
    </style:style>
    <style:style style:name="T22" style:parent-style-name="DefaultParagraphFont" style:family="text">
      <style:text-properties style:font-name="Times New Roman" fo:font-weight="bold" style:font-weight-asian="bold"/>
    </style:style>
    <style:style style:name="T23" style:parent-style-name="DefaultParagraphFont" style:family="text">
      <style:text-properties style:font-name="Times New Roman"/>
    </style:style>
    <style:style style:name="T24" style:parent-style-name="DefaultParagraphFont" style:family="text">
      <style:text-properties style:font-name="Times New Roman"/>
    </style:style>
    <style:style style:name="T25" style:parent-style-name="DefaultParagraphFont" style:family="text">
      <style:text-properties style:font-name="Times New Roman"/>
    </style:style>
    <style:style style:name="T26" style:parent-style-name="DefaultParagraphFont" style:family="text">
      <style:text-properties style:font-name="Times New Roman"/>
    </style:style>
    <style:style style:name="T27" style:parent-style-name="DefaultParagraphFont" style:family="text">
      <style:text-properties style:font-name="Times New Roman"/>
    </style:style>
    <style:style style:name="T28" style:parent-style-name="DefaultParagraphFont" style:family="text">
      <style:text-properties style:font-name="Times New Roman"/>
    </style:style>
    <style:style style:name="T29" style:parent-style-name="DefaultParagraphFont" style:family="text">
      <style:text-properties style:font-name="Times New Roman"/>
    </style:style>
    <style:style style:name="T30" style:parent-style-name="DefaultParagraphFont" style:family="text">
      <style:text-properties style:font-name="Times New Roman"/>
    </style:style>
    <style:style style:name="T31" style:parent-style-name="DefaultParagraphFont" style:family="text">
      <style:text-properties style:font-name="Times New Roman"/>
    </style:style>
    <style:style style:name="T32" style:parent-style-name="DefaultParagraphFont" style:family="text">
      <style:text-properties style:font-name="Times New Roman"/>
    </style:style>
    <style:style style:name="T33" style:parent-style-name="DefaultParagraphFont" style:family="text">
      <style:text-properties style:font-name="Times New Roman"/>
    </style:style>
    <style:style style:name="T34" style:parent-style-name="DefaultParagraphFont" style:family="text">
      <style:text-properties style:font-name="Times New Roman"/>
    </style:style>
    <style:style style:name="T35" style:parent-style-name="DefaultParagraphFont" style:family="text">
      <style:text-properties style:font-name="Times New Roman"/>
    </style:style>
    <style:style style:name="T36" style:parent-style-name="DefaultParagraphFont" style:family="text">
      <style:text-properties style:font-name="Times New Roman"/>
    </style:style>
    <style:style style:name="T37" style:parent-style-name="DefaultParagraphFont" style:family="text">
      <style:text-properties style:font-name="Times New Roman"/>
    </style:style>
    <style:style style:name="T38" style:parent-style-name="DefaultParagraphFont" style:family="text">
      <style:text-properties style:font-name="Times New Roman"/>
    </style:style>
    <style:style style:name="P39" style:parent-style-name="Normal" style:family="paragraph">
      <style:paragraph-properties fo:line-height="150%"/>
    </style:style>
    <style:style style:name="T40" style:parent-style-name="DefaultParagraphFont" style:family="text">
      <style:text-properties style:font-name="Times New Roman" fo:font-weight="bold" style:font-weight-asian="bold"/>
    </style:style>
    <style:style style:name="T41" style:parent-style-name="DefaultParagraphFont" style:family="text">
      <style:text-properties style:font-name="Times New Roman"/>
    </style:style>
    <style:style style:name="T42" style:parent-style-name="DefaultParagraphFont" style:family="text">
      <style:text-properties style:font-name="Times New Roman"/>
    </style:style>
    <style:style style:name="T43" style:parent-style-name="DefaultParagraphFont" style:family="text">
      <style:text-properties style:font-name="Times New Roman"/>
    </style:style>
    <style:style style:name="T44" style:parent-style-name="DefaultParagraphFont" style:family="text">
      <style:text-properties style:font-name="Times New Roman"/>
    </style:style>
    <style:style style:name="T45" style:parent-style-name="DefaultParagraphFont" style:family="text">
      <style:text-properties style:font-name="Times New Roman"/>
    </style:style>
    <style:style style:name="T46" style:parent-style-name="DefaultParagraphFont" style:family="text">
      <style:text-properties style:font-name="Times New Roman"/>
    </style:style>
    <style:style style:name="P47" style:parent-style-name="Normal" style:family="paragraph">
      <style:paragraph-properties fo:line-height="150%"/>
    </style:style>
    <style:style style:name="T48" style:parent-style-name="DefaultParagraphFont" style:family="text">
      <style:text-properties style:font-name="Times New Roman" fo:font-weight="bold" style:font-weight-asian="bold"/>
    </style:style>
    <style:style style:name="T49" style:parent-style-name="DefaultParagraphFont" style:family="text">
      <style:text-properties style:font-name="Times New Roman"/>
    </style:style>
    <style:style style:name="T50" style:parent-style-name="DefaultParagraphFont" style:family="text">
      <style:text-properties style:font-name="Times New Roman"/>
    </style:style>
    <style:style style:name="T51" style:parent-style-name="DefaultParagraphFont" style:family="text">
      <style:text-properties style:font-name="Times New Roman"/>
    </style:style>
    <style:style style:name="T52" style:parent-style-name="DefaultParagraphFont" style:family="text">
      <style:text-properties style:font-name="Times New Roman"/>
    </style:style>
    <style:style style:name="T53" style:parent-style-name="DefaultParagraphFont" style:family="text">
      <style:text-properties style:font-name="Times New Roman"/>
    </style:style>
    <style:style style:name="P54" style:parent-style-name="Normal" style:family="paragraph">
      <style:paragraph-properties fo:line-height="150%"/>
    </style:style>
    <style:style style:name="T55" style:parent-style-name="DefaultParagraphFont" style:family="text">
      <style:text-properties style:font-name="Times New Roman" fo:font-weight="bold" style:font-weight-asian="bold"/>
    </style:style>
    <style:style style:name="T56" style:parent-style-name="DefaultParagraphFont" style:family="text">
      <style:text-properties style:font-name="Times New Roman" fo:font-weight="bold" style:font-weight-asian="bold"/>
    </style:style>
    <style:style style:name="T57" style:parent-style-name="DefaultParagraphFont" style:family="text">
      <style:text-properties style:font-name="Times New Roman"/>
    </style:style>
    <style:style style:name="T58" style:parent-style-name="DefaultParagraphFont" style:family="text">
      <style:text-properties style:font-name="Times New Roman"/>
    </style:style>
    <style:style style:name="T59" style:parent-style-name="DefaultParagraphFont" style:family="text">
      <style:text-properties style:font-name="Times New Roman"/>
    </style:style>
    <style:style style:name="T60" style:parent-style-name="DefaultParagraphFont" style:family="text">
      <style:text-properties style:font-name="Times New Roman"/>
    </style:style>
    <style:style style:name="P61" style:parent-style-name="Normal" style:family="paragraph">
      <style:paragraph-properties fo:line-height="150%"/>
    </style:style>
    <style:style style:name="T62" style:parent-style-name="DefaultParagraphFont" style:family="text">
      <style:text-properties style:font-name="Times New Roman" fo:font-weight="bold" style:font-weight-asian="bold"/>
    </style:style>
    <style:style style:name="T63" style:parent-style-name="DefaultParagraphFont" style:family="text">
      <style:text-properties style:font-name="Times New Roman"/>
    </style:style>
    <style:style style:name="T64" style:parent-style-name="DefaultParagraphFont" style:family="text">
      <style:text-properties style:font-name="Times New Roman"/>
    </style:style>
    <style:style style:name="T65" style:parent-style-name="DefaultParagraphFont" style:family="text">
      <style:text-properties style:font-name="Times New Roman"/>
    </style:style>
    <style:style style:name="T66" style:parent-style-name="DefaultParagraphFont" style:family="text">
      <style:text-properties style:font-name="Times New Roman" fo:font-weight="bold" style:font-weight-asian="bold"/>
    </style:style>
    <style:style style:name="P67" style:parent-style-name="Normal" style:family="paragraph">
      <style:paragraph-properties fo:line-height="150%"/>
    </style:style>
    <style:style style:name="T68" style:parent-style-name="DefaultParagraphFont" style:family="text">
      <style:text-properties style:font-name="Times New Roman" fo:font-weight="bold" style:font-weight-asian="bold"/>
    </style:style>
    <style:style style:name="T69" style:parent-style-name="DefaultParagraphFont" style:family="text">
      <style:text-properties style:font-name="Times New Roman"/>
    </style:style>
    <style:style style:name="T70" style:parent-style-name="DefaultParagraphFont" style:family="text">
      <style:text-properties style:font-name="Times New Roman" fo:font-weight="bold" style:font-weight-asian="bold"/>
    </style:style>
    <style:style style:name="T71" style:parent-style-name="DefaultParagraphFont" style:family="text">
      <style:text-properties style:font-name="Times New Roman"/>
    </style:style>
    <style:style style:name="T72" style:parent-style-name="DefaultParagraphFont" style:family="text">
      <style:text-properties style:font-name="Times New Roman"/>
    </style:style>
    <style:style style:name="T73" style:parent-style-name="DefaultParagraphFont" style:family="text">
      <style:text-properties style:font-name="Times New Roman"/>
    </style:style>
    <style:style style:name="T74" style:parent-style-name="DefaultParagraphFont" style:family="text">
      <style:text-properties style:font-name="Times New Roman"/>
    </style:style>
    <style:style style:name="P75" style:parent-style-name="Normal" style:family="paragraph">
      <style:paragraph-properties fo:line-height="150%"/>
    </style:style>
    <style:style style:name="T76" style:parent-style-name="DefaultParagraphFont" style:family="text">
      <style:text-properties style:font-name="Times New Roman" fo:font-weight="bold" style:font-weight-asian="bold"/>
    </style:style>
    <style:style style:name="T77" style:parent-style-name="DefaultParagraphFont" style:family="text">
      <style:text-properties style:font-name="Times New Roman"/>
    </style:style>
    <style:style style:name="T78" style:parent-style-name="DefaultParagraphFont" style:family="text">
      <style:text-properties style:font-name="Times New Roman"/>
    </style:style>
    <style:style style:name="T79" style:parent-style-name="DefaultParagraphFont" style:family="text">
      <style:text-properties style:font-name="Times New Roman"/>
    </style:style>
    <style:style style:name="T80" style:parent-style-name="DefaultParagraphFont" style:family="text">
      <style:text-properties style:font-name="Times New Roman"/>
    </style:style>
    <style:style style:name="T81" style:parent-style-name="DefaultParagraphFont" style:family="text">
      <style:text-properties style:font-name="Times New Roman"/>
    </style:style>
    <style:style style:name="T82" style:parent-style-name="DefaultParagraphFont" style:family="text">
      <style:text-properties style:font-name="Times New Roman"/>
    </style:style>
    <style:style style:name="P83" style:parent-style-name="Normal" style:family="paragraph">
      <style:paragraph-properties fo:line-height="150%"/>
    </style:style>
    <style:style style:name="T84" style:parent-style-name="DefaultParagraphFont" style:family="text">
      <style:text-properties style:font-name="Times New Roman" fo:font-weight="bold" style:font-weight-asian="bold"/>
    </style:style>
    <style:style style:name="T85" style:parent-style-name="DefaultParagraphFont" style:family="text">
      <style:text-properties style:font-name="Times New Roman"/>
    </style:style>
    <style:style style:name="T86" style:parent-style-name="DefaultParagraphFont" style:family="text">
      <style:text-properties style:font-name="Times New Roman"/>
    </style:style>
    <style:style style:name="T87" style:parent-style-name="DefaultParagraphFont" style:family="text">
      <style:text-properties style:font-name="Times New Roman"/>
    </style:style>
    <style:style style:name="P88" style:parent-style-name="Normal" style:family="paragraph">
      <style:paragraph-properties fo:line-height="150%"/>
    </style:style>
    <style:style style:name="T89" style:parent-style-name="DefaultParagraphFont" style:family="text">
      <style:text-properties style:font-name="Times New Roman" fo:font-weight="bold" style:font-weight-asian="bold"/>
    </style:style>
    <style:style style:name="T90" style:parent-style-name="DefaultParagraphFont" style:family="text">
      <style:text-properties style:font-name="Times New Roman"/>
    </style:style>
    <style:style style:name="T91" style:parent-style-name="DefaultParagraphFont" style:family="text">
      <style:text-properties style:font-name="Times New Roman"/>
    </style:style>
    <style:style style:name="T92" style:parent-style-name="DefaultParagraphFont" style:family="text">
      <style:text-properties style:font-name="Times New Roman"/>
    </style:style>
    <style:style style:name="T93" style:parent-style-name="DefaultParagraphFont" style:family="text">
      <style:text-properties style:font-name="Times New Roman"/>
    </style:style>
    <style:style style:name="T94" style:parent-style-name="DefaultParagraphFont" style:family="text">
      <style:text-properties style:font-name="Times New Roman"/>
    </style:style>
    <style:style style:name="T95" style:parent-style-name="DefaultParagraphFont" style:family="text">
      <style:text-properties style:font-name="Times New Roman"/>
    </style:style>
    <style:style style:name="T96" style:parent-style-name="DefaultParagraphFont" style:family="text">
      <style:text-properties style:font-name="Times New Roman"/>
    </style:style>
    <style:style style:name="T97" style:parent-style-name="DefaultParagraphFont" style:family="text">
      <style:text-properties style:font-name="Times New Roman"/>
    </style:style>
    <style:style style:name="T98" style:parent-style-name="DefaultParagraphFont" style:family="text">
      <style:text-properties style:font-name="Times New Roman"/>
    </style:style>
    <style:style style:name="T99" style:parent-style-name="DefaultParagraphFont" style:family="text">
      <style:text-properties style:font-name="Times New Roman"/>
    </style:style>
  </office:automatic-styles>
  <office:body>
    <office:text text:use-soft-page-breaks="true">
      <text:p text:style-name="P1">INF1500, høsten 2016</text:p>
      <text:p text:style-name="P3">Øvelse 1<text:s/></text:p>
      <text:p text:style-name="P4"><text:span text:style-name="T5">Lærebok:</text:span><text:span text:style-name="T6"><text:s/>Kapittel 6,7,8,9,10</text:span></text:p>
      <text:p text:style-name="P7"><text:span text:style-name="T8">Innleveringsfrist:</text:span><text:span text:style-name="T9"><text:s/>02.oktober 2016</text:span></text:p>
      <text:p text:style-name="P10"><text:span text:style-name="T11">Oppgaven leveres i Devilry. Besvarelsen skal bestå av én PDF-fil (Filnavn:<text:s/></text:span><text:span text:style-name="T12">”brukernavn.pdf”). Husk også navn i oppgaven.</text:span></text:p>
      <text:p text:style-name="P13"><text:span text:style-name="T14">________________________________________________________________________________</text:span></text:p>
      <text:p text:style-name="P15">Forklar/definer disse begrepene med 1-2 setninger for hvert punkt:<text:s/></text:p>
      <text:p text:style-name="P16"><text:span text:style-name="T17">1) Genius design:<text:s/></text:span><text:span text:style-name="T18">Er en utviklingsprosess som handler om at b</text:span><text:span text:style-name="T19">rukeren ikke er involvert i selve designprosessen.<text:s/></text:span><text:span text:style-name="T20">Designer skaper ideen som brukeren vurderer etter design prosessen.<text:s/></text:span></text:p>
      <text:p text:style-name="P21"><text:span text:style-name="T22">2) Sekundærbruker:<text:s/></text:span><text:span text:style-name="T23">kan være</text:span><text:span text:style-name="T24"><text:s/>brukere som bruker en tjeneste via noen andre. Som f.eks.<text:s/></text:span><text:span text:style-name="T25">Apple</text:span><text:span text:style-name="T26"><text:s/></text:span><text:span text:style-name="T27">Music</text:span><text:span text:style-name="T28">. For meg som<text:s/></text:span><text:span text:style-name="T29">Samsung</text:span><text:span text:style-name="T30"><text:s/>bruker er det kanskje ikke mulig å bruke<text:s/></text:span><text:span text:style-name="T31">Apple</text:span><text:span text:style-name="T32"><text:s/></text:span><text:span text:style-name="T33">Music</text:span><text:span text:style-name="T34">. Så om jeg låner en venns<text:s/></text:span><text:span text:style-name="T35">Apple</text:span><text:span text:style-name="T36"><text:s/></text:span><text:span text:style-name="T37">Music</text:span><text:span text:style-name="T38"><text:s/>app for å høre på sanger så blir jeg en sekundærbruker.<text:s/></text:span></text:p>
      <text:p text:style-name="P39"><text:span text:style-name="T40">3) Contextual Inquiry:<text:s/></text:span><text:span text:style-name="T41">Er en bruker basert intervju type hvor hovedfokus er å kunne</text:span><text:span text:style-name="T42"><text:s/>intervjue intervjuobjektet i sin rette tilstand.<text:s/></text:span><text:span text:style-name="T43">F.eks. er intervjuobjektet i arbeid så skal intervjueren se hva som skjer på arbeidsplassen kunne prate om det å få data ut</text:span><text:span text:style-name="T44">i</text:span><text:span text:style-name="T45"><text:s/></text:span><text:span text:style-name="T46">fra dette. Ut ifra dette kan vi forstå hva brukerens behov er.<text:s/></text:span></text:p>
      <text:p text:style-name="P47"><text:span text:style-name="T48">4) Touchpoints:<text:s/></text:span><text:span text:style-name="T49">Kan defineres som hvor en tjeneste oppstår eller når informasjon utgis. Eksempel<text:s/></text:span><text:span text:style-name="T50">på touchpoint kan være steder, p</text:span><text:span text:style-name="T51">rodukter, prosesser og menneske</text:span><text:span text:style-name="T52">r. Sted fordi stedet eller miljø rundt kan være avhengig av informasjon/tjeneste som tilbys, produkt fordi det kan være den fysiske gjenstanden som tilbys på det stedet, prosess fordi prosessen sier hvordan man skal gå frem for å eventuelt bestille gjensta</text:span><text:span text:style-name="T53">nden, mennesker fordi det er vi som gjerne utfører en del av tjenesten.<text:s/></text:span></text:p>
      <text:p text:style-name="P54"><text:span text:style-name="T55">5) Verifisering:</text:span><text:span text:style-name="T56"><text:s/></text:span><text:span text:style-name="T57">handler om å kunne designe</text:span><text:span text:style-name="T58"><text:s/>et</text:span><text:span text:style-name="T59"><text:s/>produk</text:span><text:span text:style-name="T60">tet riktig, og å kunne oppfylle kravene.<text:s/></text:span></text:p>
      <text:p text:style-name="P61"><text:span text:style-name="T62">6) Ikke-funksjonelle krav:<text:s/></text:span><text:span text:style-name="T63">De tekniske kravene til tjeneste</text:span><text:span text:style-name="T64">n</text:span><text:span text:style-name="T65">.</text:span><text:span text:style-name="T66"><text:s/></text:span></text:p>
      <text:p text:style-name="P67"><text:span text:style-name="T68">7) Åpen koding:<text:s/></text:span><text:span text:style-name="T69">den kvalitative dataen må</text:span><text:span text:style-name="T70"><text:s/></text:span><text:span text:style-name="T71">kategorisere</text:span><text:span text:style-name="T72">s<text:s/></text:span><text:span text:style-name="T73">etter transkripsjons prosess.<text:s/></text:span><text:span text:style-name="T74">Det er dette åpen koding går ut på. Det å kunne kategorisere dataen slik at det blir enklere for å bruke dataen i statistikk. <text:s/></text:span></text:p>
      <text:soft-page-break/>
      <text:p text:style-name="P75"><text:span text:style-name="T76">8) Customer Journey Map:<text:s/></text:span><text:span text:style-name="T77">En metode man bruker for å vise en kundes</text:span><text:span text:style-name="T78"><text:s/></text:span><text:span text:style-name="T79">reise gjennom bruk av en tjeneste. Hensikten med denne<text:s/></text:span><text:span text:style-name="T80">modelle</text:span><text:span text:style-name="T81">n</text:span><text:span text:style-name="T82">/metoden er å vite om kundens opplevelse av tjenesten/produktet.<text:s/></text:span></text:p>
      <text:p text:style-name="P83"><text:span text:style-name="T84">9) Star model:<text:s/></text:span><text:span text:style-name="T85">En type livssyklusmodell som sier hvor mange aktiviteter som er en del av utviklingsprosess til en tjenest</text:span><text:span text:style-name="T86">e/produkt. I denne modellen settes</text:span><text:span text:style-name="T87"><text:s/>evaluering i sentrum, rundt er det både implementering, prototyping blant annet som er viktig for utviklingsprosessen.<text:s/></text:span></text:p>
      <text:p text:style-name="P88"><text:span text:style-name="T89">10) Scenario:<text:s/></text:span><text:span text:style-name="T90">kort sagt er det t</text:span><text:span text:style-name="T91">ekstlig fremstilling av en situasjon.<text:s/></text:span><text:span text:style-name="T92">Dette ka</text:span><text:span text:style-name="T93">n sammenlignes med<text:s/></text:span><text:span text:style-name="T94">manuskript</text:span><text:span text:style-name="T95"><text:s/>i teaterstykker, hvor det står: «han tar en slurk av kaffen mens hans svarer:<text:s/></text:span><text:span text:style-name="T96">¨</text:span><text:span text:style-name="T97">Jeg har en Iphone 6s</text:span><text:span text:style-name="T98">¨».<text:s/></text:span><text:span text:style-name="T99">Her fremstilles det hva han gjør samtidig hva personen svarer. Dette kan vi kalle et scenario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Footer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Header">Pilasilda Antony-George<text:s/><text:tab/><text:tab/>30.09.16</text:p>
      </style:header>
      <style:footer>
        <text:p text:style-name="P2"><text:page-number text:fixed="false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ilasilda A.George</meta:initial-creator>
    <dc:creator>Pilasilda A.George</dc:creator>
    <meta:creation-date>2016-09-28T07:33:00Z</meta:creation-date>
    <dc:date>2016-09-30T20:35:00Z</dc:date>
    <meta:template xlink:href="Normal" xlink:type="simple"/>
    <meta:editing-cycles>43</meta:editing-cycles>
    <meta:editing-duration>PT50700S</meta:editing-duration>
    <meta:document-statistic meta:page-count="2" meta:paragraph-count="5" meta:word-count="440" meta:character-count="2770" meta:row-count="19" meta:non-whitespace-character-count="2335"/>
  </office:meta>
</office:document-meta>
</file>